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0f62c65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officeooo:paragraph-rsid="005cba36"/>
    </style:style>
    <style:style style:name="P28" style:family="paragraph" style:parent-style-name="Text_20_body">
      <style:text-properties officeooo:paragraph-rsid="0061be3c"/>
    </style:style>
    <style:style style:name="P29" style:family="paragraph" style:parent-style-name="Text_20_body">
      <style:text-properties officeooo:paragraph-rsid="00a77484"/>
    </style:style>
    <style:style style:name="P30" style:family="paragraph" style:parent-style-name="Text_20_body">
      <style:text-properties officeooo:paragraph-rsid="00f62c65"/>
    </style:style>
    <style:style style:name="P31" style:family="paragraph" style:parent-style-name="Text_20_body">
      <style:text-properties officeooo:rsid="0119d4f8" officeooo:paragraph-rsid="0119d4f8"/>
    </style:style>
    <style:style style:name="P32" style:family="paragraph" style:parent-style-name="Text_20_body">
      <style:text-properties officeooo:paragraph-rsid="012ccf10"/>
    </style:style>
    <style:style style:name="P33" style:family="paragraph" style:parent-style-name="Text_20_body">
      <style:text-properties officeooo:rsid="01387a47" officeooo:paragraph-rsid="01387a47"/>
    </style:style>
    <style:style style:name="P34" style:family="paragraph" style:parent-style-name="Text_20_body">
      <style:text-properties officeooo:paragraph-rsid="01514aca"/>
    </style:style>
    <style:style style:name="P35" style:family="paragraph" style:parent-style-name="Text_20_body">
      <style:text-properties fo:language="de" fo:country="DE" officeooo:rsid="0159b6a7" officeooo:paragraph-rsid="0159b6a7"/>
    </style:style>
    <style:style style:name="P36" style:family="paragraph" style:parent-style-name="Text_20_body">
      <style:text-properties fo:language="de" fo:country="DE" officeooo:rsid="0163991c" officeooo:paragraph-rsid="0163991c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38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39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40" style:family="paragraph" style:parent-style-name="Text_20_body" style:list-style-name="L1">
      <style:paragraph-properties fo:margin-top="0cm" fo:margin-bottom="0cm" loext:contextual-spacing="false"/>
    </style:style>
    <style:style style:name="P41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42" style:family="paragraph" style:parent-style-name="Heading_20_1">
      <style:text-properties fo:language="de" fo:country="DE"/>
    </style:style>
    <style:style style:name="P43" style:family="paragraph" style:parent-style-name="Heading_20_1">
      <style:text-properties fo:language="de" fo:country="DE" officeooo:rsid="0119d4f8" officeooo:paragraph-rsid="0119d4f8"/>
    </style:style>
    <style:style style:name="P44" style:family="paragraph" style:parent-style-name="Heading_20_1">
      <style:text-properties fo:language="de" fo:country="DE" officeooo:paragraph-rsid="00b21857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normal" officeooo:rsid="0111d5b4" style:font-style-asian="normal" style:font-style-complex="normal"/>
    </style:style>
    <style:style style:name="T122" style:family="text">
      <style:text-properties fo:language="de" fo:country="DE" fo:font-style="normal" officeooo:rsid="0111ef66" style:font-style-asian="normal" style:font-style-complex="normal"/>
    </style:style>
    <style:style style:name="T123" style:family="text">
      <style:text-properties fo:language="de" fo:country="DE" fo:font-style="normal" officeooo:rsid="01137c66" style:font-style-asian="normal" style:font-style-complex="normal"/>
    </style:style>
    <style:style style:name="T124" style:family="text">
      <style:text-properties fo:language="de" fo:country="DE" fo:font-style="normal" officeooo:rsid="01143bfd" style:font-style-asian="normal" style:font-style-complex="normal"/>
    </style:style>
    <style:style style:name="T125" style:family="text">
      <style:text-properties fo:language="de" fo:country="DE" fo:font-style="normal" officeooo:rsid="01157b3f" style:font-style-asian="normal" style:font-style-complex="normal"/>
    </style:style>
    <style:style style:name="T126" style:family="text">
      <style:text-properties fo:language="de" fo:country="DE" fo:font-style="normal" officeooo:rsid="011722ec" style:font-style-asian="normal" style:font-style-complex="normal"/>
    </style:style>
    <style:style style:name="T127" style:family="text">
      <style:text-properties fo:language="de" fo:country="DE" fo:font-style="normal" officeooo:rsid="01172e5d" style:font-style-asian="normal" style:font-style-complex="normal"/>
    </style:style>
    <style:style style:name="T128" style:family="text">
      <style:text-properties fo:language="de" fo:country="DE" fo:font-style="normal" officeooo:rsid="0117d5db" style:font-style-asian="normal" style:font-style-complex="normal"/>
    </style:style>
    <style:style style:name="T129" style:family="text">
      <style:text-properties fo:language="de" fo:country="DE" fo:font-style="normal" officeooo:rsid="0118af3a" style:font-style-asian="normal" style:font-style-complex="normal"/>
    </style:style>
    <style:style style:name="T130" style:family="text">
      <style:text-properties fo:language="de" fo:country="DE" fo:font-style="normal" officeooo:rsid="01193cff" style:font-style-asian="normal" style:font-style-complex="normal"/>
    </style:style>
    <style:style style:name="T131" style:family="text">
      <style:text-properties fo:language="de" fo:country="DE" fo:font-style="normal" officeooo:rsid="0119c453" style:font-style-asian="normal" style:font-style-complex="normal"/>
    </style:style>
    <style:style style:name="T132" style:family="text">
      <style:text-properties fo:language="de" fo:country="DE" fo:font-style="normal" officeooo:rsid="011b1b0a" style:font-style-asian="normal" style:font-style-complex="normal"/>
    </style:style>
    <style:style style:name="T133" style:family="text">
      <style:text-properties fo:language="de" fo:country="DE" fo:font-style="normal" officeooo:rsid="011b6484" style:font-style-asian="normal" style:font-style-complex="normal"/>
    </style:style>
    <style:style style:name="T134" style:family="text">
      <style:text-properties fo:language="de" fo:country="DE" fo:font-style="normal" officeooo:rsid="011c42ba" style:font-style-asian="normal" style:font-style-complex="normal"/>
    </style:style>
    <style:style style:name="T135" style:family="text">
      <style:text-properties fo:language="de" fo:country="DE" fo:font-style="normal" officeooo:rsid="0124fa3e" style:font-style-asian="normal" style:font-style-complex="normal"/>
    </style:style>
    <style:style style:name="T136" style:family="text">
      <style:text-properties fo:language="de" fo:country="DE" fo:font-style="normal" officeooo:rsid="012e0759" style:font-style-asian="normal" style:font-style-complex="normal"/>
    </style:style>
    <style:style style:name="T137" style:family="text">
      <style:text-properties fo:language="de" fo:country="DE" fo:font-style="normal" officeooo:rsid="012e2ae1" style:font-style-asian="normal" style:font-style-complex="normal"/>
    </style:style>
    <style:style style:name="T138" style:family="text">
      <style:text-properties fo:language="de" fo:country="DE" fo:font-style="normal" officeooo:rsid="012eefa3" style:font-style-asian="normal" style:font-style-complex="normal"/>
    </style:style>
    <style:style style:name="T139" style:family="text">
      <style:text-properties fo:language="de" fo:country="DE" fo:font-style="normal" officeooo:rsid="01304a46" style:font-style-asian="normal" style:font-style-complex="normal"/>
    </style:style>
    <style:style style:name="T140" style:family="text">
      <style:text-properties fo:language="de" fo:country="DE" fo:font-style="normal" officeooo:rsid="0130ceb7" style:font-style-asian="normal" style:font-style-complex="normal"/>
    </style:style>
    <style:style style:name="T141" style:family="text">
      <style:text-properties fo:language="de" fo:country="DE" fo:font-style="normal" officeooo:rsid="0131d4e1" style:font-style-asian="normal" style:font-style-complex="normal"/>
    </style:style>
    <style:style style:name="T142" style:family="text">
      <style:text-properties fo:language="de" fo:country="DE" fo:font-style="normal" officeooo:rsid="0133d3a2" style:font-style-asian="normal" style:font-style-complex="normal"/>
    </style:style>
    <style:style style:name="T143" style:family="text">
      <style:text-properties fo:language="de" fo:country="DE" fo:font-style="normal" officeooo:rsid="01356692" style:font-style-asian="normal" style:font-style-complex="normal"/>
    </style:style>
    <style:style style:name="T144" style:family="text">
      <style:text-properties fo:language="de" fo:country="DE" fo:font-style="normal" officeooo:rsid="01370063" style:font-style-asian="normal" style:font-style-complex="normal"/>
    </style:style>
    <style:style style:name="T145" style:family="text">
      <style:text-properties fo:language="de" fo:country="DE" fo:font-style="normal" officeooo:rsid="013c459c" style:font-style-asian="normal" style:font-style-complex="normal"/>
    </style:style>
    <style:style style:name="T146" style:family="text">
      <style:text-properties fo:language="de" fo:country="DE" fo:font-style="normal" officeooo:rsid="013edeea" style:font-style-asian="normal" style:font-style-complex="normal"/>
    </style:style>
    <style:style style:name="T147" style:family="text">
      <style:text-properties fo:language="de" fo:country="DE" fo:font-style="normal" officeooo:rsid="0142e9c4" style:font-style-asian="normal" style:font-style-complex="normal"/>
    </style:style>
    <style:style style:name="T148" style:family="text">
      <style:text-properties fo:language="de" fo:country="DE" fo:font-style="normal" officeooo:rsid="01449f3c" style:font-style-asian="normal" style:font-style-complex="normal"/>
    </style:style>
    <style:style style:name="T149" style:family="text">
      <style:text-properties fo:language="de" fo:country="DE" fo:font-style="normal" officeooo:rsid="0146621b" style:font-style-asian="normal" style:font-style-complex="normal"/>
    </style:style>
    <style:style style:name="T150" style:family="text">
      <style:text-properties fo:language="de" fo:country="DE" fo:font-style="normal" officeooo:rsid="0146770b" style:font-style-asian="normal" style:font-style-complex="normal"/>
    </style:style>
    <style:style style:name="T151" style:family="text">
      <style:text-properties fo:language="de" fo:country="DE" fo:font-style="normal" officeooo:rsid="0147f164" style:font-style-asian="normal" style:font-style-complex="normal"/>
    </style:style>
    <style:style style:name="T152" style:family="text">
      <style:text-properties fo:language="de" fo:country="DE" fo:font-style="normal" officeooo:rsid="0149b8ed" style:font-style-asian="normal" style:font-style-complex="normal"/>
    </style:style>
    <style:style style:name="T153" style:family="text">
      <style:text-properties fo:language="de" fo:country="DE" fo:font-style="normal" officeooo:rsid="014a3b13" style:font-style-asian="normal" style:font-style-complex="normal"/>
    </style:style>
    <style:style style:name="T154" style:family="text">
      <style:text-properties fo:language="de" fo:country="DE" fo:font-style="normal" officeooo:rsid="014c3d1b" style:font-style-asian="normal" style:font-style-complex="normal"/>
    </style:style>
    <style:style style:name="T155" style:family="text">
      <style:text-properties fo:language="de" fo:country="DE" fo:font-style="normal" officeooo:rsid="014d2f6d" style:font-style-asian="normal" style:font-style-complex="normal"/>
    </style:style>
    <style:style style:name="T156" style:family="text">
      <style:text-properties fo:language="de" fo:country="DE" fo:font-style="normal" officeooo:rsid="014fcc93" style:font-style-asian="normal" style:font-style-complex="normal"/>
    </style:style>
    <style:style style:name="T157" style:family="text">
      <style:text-properties fo:language="de" fo:country="DE" fo:font-style="normal" officeooo:rsid="01514aca" style:font-style-asian="normal" style:font-style-complex="normal"/>
    </style:style>
    <style:style style:name="T158" style:family="text">
      <style:text-properties fo:language="de" fo:country="DE" fo:font-style="normal" officeooo:rsid="0152a8b2" style:font-style-asian="normal" style:font-style-complex="normal"/>
    </style:style>
    <style:style style:name="T159" style:family="text">
      <style:text-properties fo:language="de" fo:country="DE" fo:font-style="normal" officeooo:rsid="0153dfd9" style:font-style-asian="normal" style:font-style-complex="normal"/>
    </style:style>
    <style:style style:name="T160" style:family="text">
      <style:text-properties fo:language="de" fo:country="DE" fo:font-style="normal" officeooo:rsid="0155ca88" style:font-style-asian="normal" style:font-style-complex="normal"/>
    </style:style>
    <style:style style:name="T161" style:family="text">
      <style:text-properties fo:language="de" fo:country="DE" fo:font-style="normal" officeooo:rsid="015746bb" style:font-style-asian="normal" style:font-style-complex="normal"/>
    </style:style>
    <style:style style:name="T162" style:family="text">
      <style:text-properties fo:language="de" fo:country="DE" officeooo:rsid="01143bfd"/>
    </style:style>
    <style:style style:name="T163" style:family="text">
      <style:text-properties fo:language="de" fo:country="DE" officeooo:rsid="0119d4f8"/>
    </style:style>
    <style:style style:name="T164" style:family="text">
      <style:text-properties fo:language="de" fo:country="DE" officeooo:rsid="013084bb"/>
    </style:style>
    <style:style style:name="T165" style:family="text">
      <style:text-properties fo:language="de" fo:country="DE" officeooo:rsid="013969f2"/>
    </style:style>
    <style:style style:name="T166" style:family="text">
      <style:text-properties officeooo:rsid="009612ac"/>
    </style:style>
    <style:style style:name="T167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68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69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70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71" style:family="text">
      <style:text-properties officeooo:rsid="00b46ebb"/>
    </style:style>
    <style:style style:name="T172" style:family="text">
      <style:text-properties officeooo:rsid="015b285c"/>
    </style:style>
    <style:style style:name="T173" style:family="text">
      <style:text-properties officeooo:rsid="015ce127"/>
    </style:style>
    <style:style style:name="T174" style:family="text">
      <style:text-properties fo:font-style="italic" officeooo:rsid="015b285c" style:font-style-asian="italic" style:font-style-complex="italic"/>
    </style:style>
    <style:style style:name="T175" style:family="text">
      <style:text-properties officeooo:rsid="01601a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TODO</text:h>
      <text:p text:style-name="P31"><text:span text:style-name="T163">T</text:span><text:span text:style-name="T31">ry PyCharm IDE<text:line-break/></text:span><text:span text:style-name="T164">Konzept des HTTP Interceptors?</text:span></text:p>
      <text:h text:style-name="P42" text:outline-level="1">Ziel</text:h>
      <text:p text:style-name="P1">Sprachlehrer-Webseite für mich</text:p>
      <text:h text:style-name="P44" text:outline-level="1">Schritte</text:h>
      <text:p text:style-name="P26"><text:span text:style-name="T173">(</text:span>Erstelle Begrüßungsseite, wo Name angezeigt wird<text:span text:style-name="T173">)</text:span></text:p>
      <text:p text:style-name="P36">Links im Header werden ausklappbar, wenn Fenster kleiner</text:p>
      <text:p text:style-name="P35">Login-Seite nur Verfügbar, wenn man nicht eingeloggt ist<text:tab/><text:tab/><text:tab/><text:tab/><text:tab/><text:tab/><text:span text:style-name="T175">v</text:span><text:line-break/>-<text:span text:style-name="T172">Welche Variable gibt dies an? -&gt;</text:span><text:span text:style-name="T174">isLoggedIn</text:span></text:p>
      <text:p text:style-name="P33"><text:span text:style-name="T88">E</text:span><text:span text:style-name="T31">dit-Funktion ist fehlerhaft (deutsch lässt sich nicht ändern)</text:span><text:span text:style-name="T165"><text:tab/><text:tab/><text:tab/><text:tab/><text:tab/>v</text:span></text:p>
      <text:p text:style-name="P34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62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1"><text:line-break/></text:span><text:span text:style-name="T124"><text:tab/></text:span><text:span text:style-name="T121">----Passiert das gleiche auch bei /api/v1/vocabs?</text:span><text:span text:style-name="T122"> JA! Also liegt es am Request!<text:line-break/></text:span><text:span text:style-name="T124"><text:tab/></text:span><text:span text:style-name="T123">---- -&gt; SLASH hat gefehlt!!!</text:span><text:span text:style-name="T124"><text:tab/><text:tab/><text:tab/><text:tab/><text:tab/><text:tab/><text:tab/><text:tab/><text:tab/>v<text:line-break/></text:span><text:span text:style-name="T125"><text:tab/></text:span><text:span text:style-name="T124">---</text:span><text:span text:style-name="T126">Argument "version" fehlt</text:span><text:span text:style-name="T128"><text:tab/><text:tab/><text:tab/><text:tab/><text:tab/><text:tab/><text:tab/><text:tab/><text:tab/>v<text:line-break/>-</text:span><text:span text:style-name="T129">Implementiere Auth Backend<text:line-break/></text:span><text:span text:style-name="T130"> -User-DB: Neues Model erstellen? Oder schon standardmäßig vorhanden?</text:span><text:span text:style-name="T131"> →Tutorial?<text:line-break/></text:span><text:span text:style-name="T132">-What shall view return? (token, user?)<text:line-break/></text:span><text:span text:style-name="T133">-Generated token c2a267ec7fbd19562bfb03754851ac4abedb87b6 for user horst<text:line-break/></text:span><text:span text:style-name="T134">-Send token to Server</text:span><text:span text:style-name="T136"> (Vue)</text:span><text:span text:style-name="T141"><text:tab/><text:tab/><text:tab/><text:tab/><text:tab/><text:tab/><text:tab/><text:tab/><text:tab/><text:tab/>v</text:span><text:span text:style-name="T135"><text:line-break/></text:span><text:span text:style-name="T110">--&gt; axios.defaults.headers.common['Authorization'] = 'Token </text:span><text:soft-page-break/><text:span text:style-name="T110">c2a267ec7fbd19562bfb03754851ac4abedb87b6'</text:span><text:span text:style-name="T137"><text:line-break/></text:span><text:span text:style-name="T138">-</text:span><text:span text:style-name="T139">Login per username/ pwd, </text:span><text:span text:style-name="T138">Token-Generierung bei Login</text:span><text:span text:style-name="T140">:</text:span><text:span text:style-name="T142"><text:tab/><text:tab/><text:tab/><text:tab/><text:tab/><text:tab/>v</text:span><text:span text:style-name="T140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0">als view</text:span><text:span text:style-name="T110"> <text:line-break/></text:span><text:span text:style-name="T114">-</text:span><text:span text:style-name="T143">Sende login-Daten aus Login-Seite an Server</text:span><text:span text:style-name="T144"> (username statt email)<text:line-break/></text:span><text:span text:style-name="T145">--</text:span><text:span text:style-name="T146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7">Bad request: </text:span><text:span text:style-name="T148">Warum?</text:span><text:span text:style-name="T149"> -&gt;</text:span><text:span text:style-name="T118">username </text:span><text:span text:style-name="T149">statt </text:span><text:span text:style-name="T118">user<text:line-break/></text:span><text:span text:style-name="T119">-</text:span><text:span text:style-name="T150">Token wird </text:span><text:span text:style-name="T151">empfangen</text:span><text:span text:style-name="T150">, warum erfolgt keine Weiterleitung?</text:span><text:span text:style-name="T159"><text:tab/><text:tab/><text:tab/><text:tab/><text:tab/>v</text:span><text:span text:style-name="T150"><text:line-break/></text:span><text:span text:style-name="T152">--</text:span><text:span text:style-name="T154">Anscheinend ist Login noch nicht richtig verarbeitet, automatische WL zu "login"<text:line-break/></text:span><text:span text:style-name="T155">--WL zu "Vocabs" funktioniert<text:line-break/></text:span><text:span text:style-name="T156">--How to get access to global variables at any point? Debuggin in VS Code?</text:span><text:span text:style-name="T158"><text:tab/><text:tab/><text:tab/></text:span><text:span text:style-name="T156"><text:line-break/></text:span><text:span text:style-name="T157">--&gt;</text:span><text:span text:style-name="T120"> l</text:span><text:span text:style-name="T110">aunch.json: "sourceMaps": true,</text:span><text:span text:style-name="T120"> </text:span><text:span text:style-name="T157">add </text:span><text:span text:style-name="T120">debugger </text:span><text:span text:style-name="T157">to code<text:line-break/></text:span><text:span text:style-name="T158">--resp.token = undefined: Wie referenzieren?<text:line-break/></text:span><text:span text:style-name="T159">-"Wrong password"-message when credentials are wrong<text:line-break/></text:span><text:span text:style-name="T160">--How to handle reject from store.login?</text:span><text:span text:style-name="T161"> →catch(err)<text:line-break/></text:span></text:p>
      <text:p text:style-name="P34"><text:span text:style-name="T155"><text:line-break/></text:span><text:span text:style-name="T152"><text:line-break/></text:span><text:span text:style-name="T153">--Gehe zurück zum Commit für Mock-Backend-Login: Was ist anders?</text:span><text:span text:style-name="T144"><text:line-break/></text:span><text:span text:style-name="T138"><text:line-break/><text:line-break/></text:span><text:span text:style-name="T137"><text:line-break/>--Daten für persönliche Begrüßungsseite (Voller Name) von BE an FE<text:line-break/>--Persönliche Begrüßungsseite im FE erstellen</text:span></text:p>
      <text:p text:style-name="P32"><text:span text:style-name="T126"><text:line-break/></text:span><text:span text:style-name="T127"><text:tab/></text:span><text:span text:style-name="T98"><text:line-break/><text:line-break/></text:span></text:p>
      <text:p text:style-name="P25"/>
      <text:p text:style-name="P30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oft-page-break/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2423422929" text:style-name="L1">
        <text:list-item>
          <text:p text:style-name="P37">app.vue:</text:p>
          <text:list>
            <text:list-item>
              <text:p text:style-name="P37">created(): if authenticated then dispatch user request</text:p>
            </text:list-item>
          </text:list>
        </text:list-item>
        <text:list-item>
          <text:p text:style-name="P37">home/index.vue: </text:p>
          <text:list>
            <text:list-item>
              <text:p text:style-name="P38">&lt;template&gt;: If not authenticated, then show introductory message</text:p>
            </text:list-item>
            <text:list-item>
              <text:p text:style-name="P41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39">login/index.vue:</text:p>
          <text:list>
            <text:list-item>
              <text:p text:style-name="P40"><text:span text:style-name="T67">login(): </text:span><text:span text:style-name="T31">this.$store.dispatch(AUTH_REQUEST, { username, password }).then(() =&gt; {<text:line-break/></text:span>this.$router.push('/')<text:span text:style-name="T171">....</text:span></text:p>
            </text:list-item>
          </text:list>
        </text:list-item>
        <text:list-item>
          <text:p text:style-name="P40"/>
          <text:list>
            <text:list-item>
              <text:p text:style-name="P39"/>
            </text:list-item>
            <text:list-item>
              <text:p text:style-name="P38">--</text:p>
            </text:list-item>
          </text:list>
        </text:list-item>
      </text:list>
      <text:p text:style-name="P24"/>
      <text:p text:style-name="P24"/>
      <text:p text:style-name="P29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oft-page-break/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167">input</text:span><text:span text:style-name="T168"> </text:span><text:span text:style-name="T169">type</text:span><text:span text:style-name="T168">=</text:span><text:span text:style-name="T170">"checkbox"</text:span><text:span text:style-name="T168"> </text:span><text:span text:style-name="T169">:value</text:span><text:span text:style-name="T168">="</text:span><text:span text:style-name="T169">vocab</text:span><text:span text:style-name="T168">.</text:span><text:span text:style-name="T169">german</text:span><text:span text:style-name="T168">" </text:span><text:span text:style-name="T169">v-model</text:span><text:span text:style-name="T168">="</text:span><text:span text:style-name="T169">selected</text:span><text:span text:style-name="T168">"<text:line-break/></text:span><text:span text:style-name="T166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8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7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</text:span><text:soft-page-break/><text:span text:style-name="T21"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<text:soft-page-break/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5-20T15:58:15.800000000</dc:date>
    <meta:editing-duration>P35DT2H50M37S</meta:editing-duration>
    <meta:editing-cycles>304</meta:editing-cycles>
    <meta:document-statistic meta:table-count="0" meta:image-count="0" meta:object-count="0" meta:page-count="6" meta:paragraph-count="49" meta:word-count="1151" meta:character-count="8753" meta:non-whitespace-character-count="7092"/>
  </office:meta>
</office:document-meta>
</file>